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18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3.27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75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3.7cm" svg:height="2.1cm" svg:x="8.4cm" svg:y="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5.6cm" svg:height="1.1cm" svg:x="2.7cm" svg:y="0.9cm">
          <draw:text-box>
            <text:p>Program sumuje cyfry co najmniej dwucyfrowej liczby.</text:p>
          </draw:text-box>
        </draw:frame>
        <draw:line draw:style-name="gr3" draw:text-style-name="P4" draw:layer="layout" svg:x1="10.3cm" svg:y1="5.1cm" svg:x2="10.3cm" svg:y2="7.3cm">
          <text:p/>
        </draw:line>
        <draw:custom-shape draw:style-name="gr4" draw:text-style-name="P2" draw:layer="layout" svg:width="4.4cm" svg:height="1.4cm" svg:x="8.1cm" svg:y="7.3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1.5cm" svg:x="7.3cm" svg:y="10.9cm">
          <text:p text:style-name="P1">Wczytaj: l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0.3cm" svg:y1="8.7cm" svg:x2="10.3cm" svg:y2="10.9cm">
          <text:p/>
        </draw:line>
        <draw:custom-shape draw:style-name="gr6" draw:text-style-name="P2" draw:layer="layout" svg:width="5cm" svg:height="3.2cm" svg:x="7.8cm" svg:y="14.5cm">
          <text:p text:style-name="P1">l2 &l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0.3cm" svg:y1="12.4cm" svg:x2="10.3cm" svg:y2="14.5cm">
          <text:p/>
        </draw:line>
        <draw:line draw:style-name="gr7" draw:text-style-name="P4" draw:layer="layout" svg:x1="12.8cm" svg:y1="16.1cm" svg:x2="16.1cm" svg:y2="16.1cm">
          <text:p/>
        </draw:line>
        <draw:line draw:style-name="gr7" draw:text-style-name="P4" draw:layer="layout" svg:x1="16.1cm" svg:y1="16.1cm" svg:x2="16.1cm" svg:y2="9.715cm">
          <text:p/>
        </draw:line>
        <draw:line draw:style-name="gr3" draw:text-style-name="P4" draw:layer="layout" svg:x1="16.1cm" svg:y1="9.7cm" svg:x2="10.3cm" svg:y2="9.7cm">
          <text:p/>
        </draw:line>
        <draw:frame draw:style-name="gr8" draw:text-style-name="P3" draw:layer="layout" svg:width="1.666cm" svg:height="1.162cm" svg:x="13.534cm" svg:y="15.2cm">
          <draw:text-box>
            <text:p>Tak </text:p>
          </draw:text-box>
        </draw:frame>
        <draw:line draw:style-name="gr7" draw:text-style-name="P4" draw:layer="layout" svg:x1="4.5cm" svg:y1="16.1cm" svg:x2="7.8cm" svg:y2="16.1cm">
          <text:p/>
        </draw:line>
        <draw:frame draw:style-name="gr8" draw:text-style-name="P3" draw:layer="layout" svg:width="1.666cm" svg:height="1.162cm" svg:x="5.434cm" svg:y="15.238cm">
          <draw:text-box>
            <text:p>Nie <text:s/></text:p>
          </draw:text-box>
        </draw:frame>
        <draw:line draw:style-name="gr3" draw:text-style-name="P4" draw:layer="layout" svg:x1="4.5cm" svg:y1="16.1cm" svg:x2="4.5cm" svg:y2="18.8cm">
          <text:p/>
        </draw:line>
        <draw:custom-shape draw:style-name="gr9" draw:text-style-name="P2" draw:layer="layout" svg:width="5.253cm" svg:height="2.2cm" svg:x="1.9cm" svg:y="18.8cm">
          <text:p text:style-name="P1">suma += l2 %10</text:p>
          <text:p text:style-name="P1">l2 = int(l2 / 10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494cm" svg:y1="21cm" svg:x2="4.494cm" svg:y2="23.3cm">
          <text:p/>
        </draw:line>
        <draw:custom-shape draw:style-name="gr1" draw:text-style-name="P2" draw:layer="layout" svg:width="3.7cm" svg:height="2.1cm" svg:x="2.7cm" svg:y="23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22:05:41.627874437</meta:creation-date>
    <dc:date>2018-10-08T22:46:09.770058573</dc:date>
    <meta:editing-duration>PT14M6S</meta:editing-duration>
    <meta:editing-cycles>3</meta:editing-cycles>
    <meta:generator>LibreOffice/5.1.6.2$Linux_X86_64 LibreOffice_project/10m0$Build-2</meta:generator>
    <meta:document-statistic meta:object-count="18"/>
  </office:meta>
</office:document-meta>
</file>